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per la configurazione endpoint</text:p>
      <text:p text:style-name="P1"/>
      <text:p text:style-name="Standard">Tabella guc_endpoint:</text:p>
      <text:list xml:id="list6159315928298935409" text:style-name="L1">
        <text:list-item>
          <text:p text:style-name="P2">i campi db_slave e db_master indicano il nome del datasource per un determinato endpoint (es.: jdbc/DiGeMon);</text:p>
        </text:list-item>
        <text:list-item>
          <text:p text:style-name="P2">enabled: specifica se l'endpoint è abilitato o meno (se non è abilitato la lista dei ruoli non sarà disponibile)</text:p>
        </text:list-item>
        <text:list-item>
          <text:p text:style-name="P2">nome: serve ad identificare l'endpoint</text:p>
        </text:list-item>
      </text:list>
      <text:p text:style-name="Standard"/>
      <text:p text:style-name="Standard">Tabella guc_endpoint_connector_config:</text:p>
      <text:list xml:id="list1708322456167188698" text:style-name="L2">
        <text:list-item>
          <text:p text:style-name="P3">id_endpoint: è l'id della tabella <text:s/>endpoint</text:p>
        </text:list-item>
        <text:list-item>
          <text:p text:style-name="P3">id_operazione: è l'id della tabella guc_operazioni</text:p>
        </text:list-item>
        <text:list-item>
          <text:p text:style-name="P3">sql: indica la query da eseguire per effettuare una determinata operazione su un determinato endpoint</text:p>
        </text:list-item>
        <text:list-item>
          <text:p text:style-name="P3">url_reload_utenti: indica la url della reload utenti da eseguire a valle di una determinata operazione</text:p>
        </text:list-item>
      </text:list>
      <text:p text:style-name="Standard"/>
      <text:p text:style-name="Standard"/>
      <text:p text:style-name="Standard"><text:span text:style-name="T1">NOTA:</text:span> la lista ruoli in guc viene mantenuta in sessione, per cui fintanto che non si riavvia non vengono recepiti eventuali aggiornamenti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Squitieri</meta:initial-creator>
    <meta:creation-date>2021-06-25T11:24:32.80</meta:creation-date>
    <meta:document-statistic meta:table-count="0" meta:image-count="0" meta:object-count="0" meta:page-count="1" meta:paragraph-count="11" meta:word-count="120" meta:character-count="795"/>
    <dc:date>2021-06-25T11:34:26.59</dc:date>
    <dc:creator>Stefano Squitieri</dc:creator>
    <meta:editing-duration>PT9M54S</meta:editing-duration>
    <meta:editing-cycles>1</meta:editing-cycles>
    <meta:generator>OpenOffice/4.1.9$Win32 OpenOffice.org_project/419m1$Build-9805</meta:generator>
  </office:meta>
</office:document-meta>
</file>